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officeooo:rsid="00115500"/>
    </style:style>
    <style:style style:name="P2" style:family="paragraph" style:parent-style-name="Heading_20_2">
      <style:text-properties officeooo:rsid="00115500" officeooo:paragraph-rsid="00115500"/>
    </style:style>
    <style:style style:name="P3" style:family="paragraph" style:parent-style-name="Heading_20_2">
      <style:text-properties officeooo:rsid="0013fbc9" officeooo:paragraph-rsid="0013fbc9"/>
    </style:style>
    <style:style style:name="P4" style:family="paragraph" style:parent-style-name="Standard">
      <style:text-properties officeooo:rsid="00115500" officeooo:paragraph-rsid="00115500"/>
    </style:style>
    <style:style style:name="P5" style:family="paragraph" style:parent-style-name="Subtitle">
      <style:text-properties officeooo:rsid="00115500" officeooo:paragraph-rsid="00115500"/>
    </style:style>
    <style:style style:name="P6" style:family="paragraph" style:parent-style-name="Text_20_body">
      <style:text-properties officeooo:rsid="00115500" officeooo:paragraph-rsid="00115500"/>
    </style:style>
    <style:style style:name="P7" style:family="paragraph" style:parent-style-name="Text_20_body">
      <style:text-properties officeooo:rsid="00115500" officeooo:paragraph-rsid="0013fbc9"/>
    </style:style>
    <style:style style:name="P8" style:family="paragraph" style:parent-style-name="Text_20_body">
      <style:text-properties officeooo:rsid="00115500" officeooo:paragraph-rsid="001c57cb"/>
    </style:style>
    <style:style style:name="P9" style:family="paragraph" style:parent-style-name="Text_20_body">
      <style:text-properties officeooo:paragraph-rsid="00115500"/>
    </style:style>
    <style:style style:name="P10" style:family="paragraph" style:parent-style-name="Text_20_body">
      <style:text-properties fo:font-weight="bold" officeooo:paragraph-rsid="00115500" style:font-weight-asian="bold" style:font-weight-complex="bold"/>
    </style:style>
    <style:style style:name="P11" style:family="paragraph" style:parent-style-name="Text_20_body">
      <style:text-properties fo:font-weight="bold" officeooo:paragraph-rsid="00130e0b" style:font-weight-asian="bold" style:font-weight-complex="bold"/>
    </style:style>
    <style:style style:name="P12" style:family="paragraph" style:parent-style-name="Title">
      <style:text-properties officeooo:rsid="00115500" officeooo:paragraph-rsid="00115500"/>
    </style:style>
    <style:style style:name="T1" style:family="text">
      <style:text-properties officeooo:rsid="00130e0b"/>
    </style:style>
    <style:style style:name="T2" style:family="text">
      <style:text-properties fo:font-weight="normal" officeooo:rsid="00130e0b" style:font-weight-asian="normal" style:font-weight-complex="normal"/>
    </style:style>
    <style:style style:name="T3" style:family="text">
      <style:text-properties fo:font-weight="normal" officeooo:rsid="0016104b" style:font-weight-asian="normal" style:font-weight-complex="normal"/>
    </style:style>
    <style:style style:name="T4" style:family="text">
      <style:text-properties fo:font-weight="normal" officeooo:rsid="00175db9" style:font-weight-asian="normal" style:font-weight-complex="normal"/>
    </style:style>
    <style:style style:name="T5" style:family="text">
      <style:text-properties fo:font-weight="normal" officeooo:rsid="0018c9d4" style:font-weight-asian="normal" style:font-weight-complex="normal"/>
    </style:style>
    <style:style style:name="T6" style:family="text">
      <style:text-properties officeooo:rsid="0013fbc9"/>
    </style:style>
    <style:style style:name="T7" style:family="text">
      <style:text-properties officeooo:rsid="0014065d"/>
    </style:style>
    <style:style style:name="T8" style:family="text">
      <style:text-properties officeooo:rsid="0014bb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ORICONI</text:p>
      <text:p text:style-name="P4">Liam </text:p>
      <text:p text:style-name="P4">BTS SIO </text:p>
      <text:p text:style-name="P4"/>
      <text:p text:style-name="P12">Mission 1 : </text:p>
      <text:p text:style-name="P5">Présentation de la mission</text:p>
      <text:p text:style-name="P6"/>
      <text:h text:style-name="P2" text:outline-level="2">Contexte : </text:h>
      <text:p text:style-name="P8"><text:tab/></text:p>
      <text:p text:style-name="P8"><text:tab/>Le laboratoire GSB, ou Galaxy Swiss Bourdin est une entreprise issue de la fusion de deux entreprise : l’entreprise Galaxy spécialisée dans le traitement et l’étude des maladies virales et l’entreprise Swiss Bourdin travaillant sur des médicaments plus communs. Le secteur d’activités de GSB se situe donc dans le domaine pharmaceutique et médical. Son siège administratif <text:s/>se situe à Paris et son siège social à Philadelphie, en Pennsylvanie. </text:p>
      <text:p text:style-name="P9"/>
      <text:p text:style-name="P6"><text:tab/>Un visiteur médical est chargé de démarcher médecins, pharmaciens et autres professionnels de santé pouvant prescrire des produits et médicaments du laboratoire à des patients. Ces visites ont pour but d’améliorer la connaissance de ces professionnels sur les produits du laboratoire. </text:p>
      <text:p text:style-name="P6"><text:tab/>Un visiteur médical aura donc le besoin et le devoir de se déplacer, ceci engendrant divers frais pour <text:s/>l’entreprise. On peut définir deux types de frais, les forfaitisés, comme les hôtels, repas, frais de déplacements, etc. Où un justificatif n’est pas demandé. Les frais « hors forfaits » comme les réservations de salles de conférence, l’achat de fourniture, etc. Nécessitant un justificatif afin de procéder à leur couverture par l’entreprise . </text:p>
      <text:p text:style-name="P6">Ces différents frais sont, pour le moment, remonté à l’entreprise physiquement grâce à des justificatifs. <text:span text:style-name="T1">A la fin de chaque moi, d</text:span>es fiches de frais sont alors créées <text:span text:style-name="T1">recensant tous les frais liés aux déplacements des visiteurs médicaux. Ces fiches sont ensuite examinées et validées puis une mise en payement est demandé à l’entreprise qui va alors rembourser le total. </text:span></text:p>
      <text:p text:style-name="P6"/>
      <text:p text:style-name="P6"/>
      <text:p text:style-name="P6"/>
      <text:h text:style-name="P1" text:outline-level="2"/>
      <text:h text:style-name="P2" text:outline-level="2"/>
      <text:p text:style-name="P9"/>
      <text:p text:style-name="P9"/>
      <text:h text:style-name="P3" text:outline-level="2"><text:soft-page-break/>Proposition de solution : </text:h>
      <text:p text:style-name="P8"><text:tab/></text:p>
      <text:p text:style-name="P8"><text:tab/>Le problème remonté par les visiteurs médicaux est le transit de l’information qui, pour l’instant, sont transmises directement sur le terrain. Cette méthode cause des problèmes comme le délai important de transmission de l’information voir même la non transmission de cette dernière. Une solution d’accès aux données plus rapide et efficace est donc nécessaire. <text:tab/></text:p>
      <text:p text:style-name="P7"><text:tab/>C’est pour cela que la solution du développement d’une application afin de régler le problème de transit de l’information des membres de l’entreprise GSB s’avère nécessaire. Cette application sera donc destinée aux visiteurs médicaux et aux services d’organisations et de RH de l’entreprise. </text:p>
      <text:p text:style-name="P7"><text:tab/><text:span text:style-name="T6">Elle aura pour but une optimisation de la transmission des données, qui sera consultables a tout moment par les différents acteurs de l’entreprise, </text:span><text:span text:style-name="T7">augmentant l’efficacité et réduisant la perte de temps et les problèmes de manque d’informations. </text:span></text:p>
      <text:p text:style-name="P9"/>
      <text:p text:style-name="P9"/>
      <text:h text:style-name="P2" text:outline-level="2">Lexique : </text:h>
      <text:p text:style-name="P9"/>
      <text:p text:style-name="P10">- <text:span text:style-name="T1">visiteur médical : </text:span><text:span text:style-name="T2">métier présent au sein de GSB ayant pour but de démarcher les professionnels de santé et de les informer sur les produits vendus par l’entreprise. </text:span></text:p>
      <text:p text:style-name="P10">-<text:span text:style-name="T1">frais forfaitisés : </text:span><text:span text:style-name="T2">Type de frais liés aux déplacement des visiteurs médicaux, regroupant les besoin essentiels de leur déplacement comme le logement, la nourriture etc. </text:span></text:p>
      <text:p text:style-name="P11">-<text:span text:style-name="T1">frais hors forfait : </text:span><text:span text:style-name="T2">Type de frais liés aux déplacement des visiteurs médicaux, regroupant les besoin secondaires comme les locations de salles, l’achat de fourniture etc. </text:span></text:p>
      <text:p text:style-name="P10">-<text:span text:style-name="T1">fiche de frais : </text:span><text:span text:style-name="T2">Fiche dressée par l’entreprise à la fin de chaque mois recensant tous les frais liés aux déplacement des visiteurs médicaux. </text:span></text:p>
      <text:p text:style-name="P10">-<text:span text:style-name="T8">validation de la fiche : </text:span><text:span text:style-name="T3">Opération de validation de la fiche de frais, réalisée par le service de comptabilité et vérifiant la cohérence et la pertinence des dépenses </text:span><text:span text:style-name="T4">recensées par les</text:span><text:span text:style-name="T3"> visiteurs médicaux.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9T14:34:56.862000000</meta:creation-date>
    <dc:date>2024-03-19T15:54:03.172000000</dc:date>
    <meta:editing-duration>PT1H19M3S</meta:editing-duration>
    <meta:editing-cycles>10</meta:editing-cycles>
    <meta:generator>LibreOffice/7.4.7.2$Windows_X86_64 LibreOffice_project/723314e595e8007d3cf785c16538505a1c878ca5</meta:generator>
    <meta:document-statistic meta:table-count="0" meta:image-count="0" meta:object-count="0" meta:page-count="2" meta:paragraph-count="22" meta:word-count="530" meta:character-count="3427" meta:non-whitespace-character-count="2888"/>
  </office:meta>
</office:document-meta>
</file>